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uvimos una nueva reunión el 6 de Septiembre de 2019. En ella comentamos el programa en flask, al que ya le he añadido la opción de subir ficheros. Ademas he restringido esos ficheros a subir a formatos de imagen (jpg , png, gif, …). Aparte dejaremos subir tambien txt, haciendo que si subimos una imagen se haga una cosa, y si subes los datos se haga otra.</text:p>
      <text:p text:style-name="Standard"/>
      <text:p text:style-name="Standard">Los txt se crearan con el programa, y los valores que se les añadiran seran t y T, la coordenada de la rejilla y el valor de la estimación y la varianza.</text:p>
      <text:p text:style-name="Standard"/>
      <text:p text:style-name="Standard">Aparte al programa le añadiremos la parte de base de datos, e intentaremos dejarlo algo mas presentable.</text:p>
      <text:p text:style-name="Standard"/>
      <text:p text:style-name="Standard">Por otra parte volvimos a mirare la memoria, con los apuntes de Anabel y de Domingo.</text:p>
      <text:p text:style-name="Standard"/>
      <text:p text:style-name="Standard">Hemos hablado de varias correciones y explicaciones que no quedaron claras en la anterior reunión. Por ejemplo decidimos que a partir de ahora a los cuadrados grandes les vamos a llamar cuadrantes, <text:s/>y a los pequeños rejillas. Hablamos del muestreo aleatorio y no aleatorio, de las ventajas de uno y de otro. Y hablamos tambien de las variables de la varianza compuesta, que no estaban muy claras. </text:p>
      <text:p text:style-name="Standard"/>
      <text:p text:style-name="Standard">Luego con Domingo hemos hablado de los requisitos, que deben ser todos positivos, y saber diferenciarlos (funcionales, no funcionales, dominio), hemos añadido alguna cita que faltaba por añadir y hemos modificado el formato de los ejemplos para que todos tengan la misma forma.</text:p>
      <text:p text:style-name="Standard"/>
      <text:p text:style-name="Standard">Aparte Domingo me ha mandado el articulo de Marcos Cruz de gigapixel ya que no podia abrirlo desde fuera de la universidad para volverlo a revisar, y ademas vimos un video en el que se comentaba lo que hacia la empresa lynce, video que se puede referenciar en la memoria.</text:p>
      <text:p text:style-name="Standard"/>
      <text:p text:style-name="Standard">En definitiva, para la proxima reunión tiene que estar lo de flask avanzado y todas estas dudas mas las del anterior correo miradas para seguir avanzando.</text:p>
      <text:p text:style-name="Standard"/>
      <text:p text:style-name="Standard">Dejo como tras cada correo las tareas que faltarían para terminar el TFG.</text:p>
      <text:p text:style-name="Standard"/>
      <text:list xml:id="list7481470429745702337" text:style-name="L1">
        <text:list-item>
          <text:p text:style-name="P1">Memoria</text:p>
          <text:list>
            <text:list-item>
              <text:p text:style-name="P1">Repasar anotaciones de Anabel y cosas modificadas en la ultima reunion.</text:p>
            </text:list-item>
            <text:list-item>
              <text:p text:style-name="P1">Repasar anotaciones de Domingo</text:p>
            </text:list-item>
          </text:list>
          <text:p text:style-name="P1"/>
        </text:list-item>
        <text:list-item>
          <text:p text:style-name="P1">Programación</text:p>
          <text:list>
            <text:list-item>
              <text:p text:style-name="P1">Flask: Programa sencillo que deje subir imagenes y datos (tutoriales mirados) (base de datos, botones, subir ficheros)</text:p>
            </text:list-item>
            <text:list-item>
              <text:p text:style-name="P1">Solucionar diferencias entre varianza real y varianza nuestra (desarrollar el pseudocodigo)</text:p>
            </text:list-item>
            <text:list-item>
              <text:p text:style-name="P1">En kdtrees, hacer la ruta de las coordenadas local, y que los datos se cojan de alguna manera. Pasarlo a la funcion</text:p>
            </text:list-item>
            <text:list-item>
              <text:p text:style-name="P1">devolvermatreal. En el main porque sino como los identificas?.</text:p>
            </text:list-item>
            <text:list-item>
              <text:p text:style-name="P1">Domingo: Area pequeña en Pop up</text:p>
            </text:list-item>
            <text:list-item>
              <text:p text:style-name="P1">Modulo para el PATH (Correo Domingo)</text:p>
              <text:p text:style-name="P1"/>
            </text:list-item>
          </text:list>
        </text:list-item>
        <text:list-item>
          <text:p text:style-name="P1">Memoria:</text:p>
          <text:list>
            <text:list-item>
              <text:p text:style-name="P1">Domingo: Repasar la introducción dar el okey final.</text:p>
            </text:list-item>
            <text:list-item>
              <text:p text:style-name="P1">Corregir fundamentos teoricos indicados por Domingo</text:p>
            </text:list-item>
            <text:list-item>
              <text:p text:style-name="P1">Añadir ejemplos (kdtrees, broadcasting, , numpy, kivy, pillow) </text:p>
            </text:list-item>
            <text:list-item>
              <text:p text:style-name="P1">Colocar bien los requisitos funcionales y no funcionales. Añadir las categorias a ambos. </text:p>
            </text:list-item>
            <text:list-item>
              <text:p text:style-name="P1">Entender y añadir requisitos de dominio, explicar lo que es y referenciar el libro de software sobre todo esto.</text:p>
            </text:list-item>
            <text:list-item>
              <text:p text:style-name="P1"><text:soft-page-break/>Hacer tablas de los requisitos.</text:p>
            </text:list-item>
            <text:list-item>
              <text:p text:style-name="P1">Presentación del problema?</text:p>
            </text:list-item>
            <text:list-item>
              <text:p text:style-name="P1">Diseño (Ingenieria de Software) (modelo 3 capas) (libro de Domingo)</text:p>
            </text:list-item>
            <text:list-item>
              <text:p text:style-name="P1">Pruebas</text:p>
            </text:list-item>
            <text:list-item>
              <text:p text:style-name="P1">Simulaciones </text:p>
            </text:list-item>
            <text:list-item>
              <text:p text:style-name="P1">Conclusiones</text:p>
            </text:list-item>
            <text:list-item>
              <text:p text:style-name="P1">Añadir problemas relevantes, otras tareas relevantes?</text:p>
            </text:list-item>
            <text:list-item>
              <text:p text:style-name="P1">Dejar las palabras claves y keywords en 5 o 6</text:p>
            </text:list-item>
            <text:list-item>
              <text:p text:style-name="P1">Revisar resumen..</text:p>
            </text:list-item>
            <text:list-item>
              <text:p text:style-name="P1">Añadir imagenes</text:p>
              <text:p text:style-name="P1"/>
            </text:list-item>
          </text:list>
        </text:list-item>
        <text:list-item>
          <text:p text:style-name="P1">Programación parte 2:</text:p>
          <text:list>
            <text:list-item>
              <text:p text:style-name="P1">Añadir las ideas de los requisitos funcionales y no funcionales que faltan</text:p>
            </text:list-item>
            <text:list-item>
              <text:p text:style-name="P1">Añadir el material que aun no hemos utilizado y hablamos de usar (python for android o buildozer, Matplotlib, pyinstaller)</text:p>
              <text:p text:style-name="P1"/>
            </text:list-item>
          </text:list>
        </text:list-item>
        <text:list-item>
          <text:p text:style-name="P1">Memoria parte 3:</text:p>
          <text:list>
            <text:list-item>
              <text:p text:style-name="P1">Material utilizado: añadir las cosas que aun no hemos utilizado (python for android o buildozer, Matplotlib, pyinstaller)</text:p>
            </text:list-item>
            <text:list-item>
              <text:p text:style-name="P1">Diagrama de gantt (pydev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 </meta:initial-creator>
    <meta:creation-date>2019-09-06T16:39:45</meta:creation-date>
    <dc:date>2019-09-06T17:57:30.69</dc:date>
    <dc:creator>o </dc:creator>
    <meta:editing-duration>PT1H1M20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2" meta:paragraph-count="41" meta:word-count="605" meta:character-count="3551"/>
  </office:meta>
</office:document-meta>
</file>